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e031"/>
    </style:style>
    <style:style style:name="T1" style:family="text">
      <style:text-properties officeooo:rsid="001de031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de031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8.3. ¿Que es una trama de red? ¿Y un paquete de red? ¿Y una SPDU?</text:span></text:p>
      <text:p text:style-name="P1"><text:span text:style-name="T2"/></text:p>
      <text:p text:style-name="P1"><text:span text:style-name="T3"><text:tab/></text:span><text:span text:style-name="T1">U</text:span>na trama es una unidad de envío de datos. Es una serie sucesiva de bits, organizados en forma cíclica, que transportan información y que permiten en la recepción extraer esta información.</text:p>
      <text:p text:style-name="P1"><text:tab/><text:span text:style-name="T1">Un paquete de red es cada uno de los bloques en que se divide la información para enviar, en el nivel de red. </text:span></text:p>
      <text:p text:style-name="P1"><text:tab/><text:span text:style-name="T1">Una SPDU es unidad de datos en la capa de sesión.</text:span>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5:32:10.554906173</meta:creation-date>
    <dc:date>2019-10-16T15:39:36.728537271</dc:date>
    <dc:creator>I116-05 </dc:creator>
    <meta:editing-duration>PT7M26S</meta:editing-duration>
    <meta:editing-cycles>1</meta:editing-cycles>
    <meta:document-statistic meta:table-count="0" meta:image-count="0" meta:object-count="0" meta:page-count="1" meta:paragraph-count="5" meta:word-count="80" meta:character-count="418" meta:non-whitespace-character-count="337"/>
    <meta:generator>LibreOffice/6.0.4.1$Linux_X86_64 LibreOffice_project/00m0$Build-1</meta:generator>
  </office:meta>
</office:document-meta>
</file>